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300465"/>
          <table:table-cell office:value-type="float" office:value="0.108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6.0"/>
          <table:table-cell office:value-type="float" office:value="60.0"/>
          <table:table-cell office:value-type="float" office:value="6251.0"/>
          <table:table-cell office:value-type="float" office:value="18317.0"/>
          <table:table-cell office:value-type="float" office:value="1066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13227"/>
          <table:table-cell office:value-type="float" office:value="1.88"/>
          <table:table-cell office:value-type="float" office:value="1.81"/>
          <table:table-cell office:value-type="float" office:value="90513.0"/>
          <table:table-cell office:value-type="float" office:value="0.0"/>
          <table:table-cell office:value-type="float" office:value="83.0"/>
          <table:table-cell office:value-type="float" office:value="6478.0"/>
          <table:table-cell office:value-type="float" office:value="60.0"/>
          <table:table-cell office:value-type="float" office:value="6251.0"/>
          <table:table-cell office:value-type="float" office:value="18317.0"/>
          <table:table-cell office:value-type="float" office:value="1037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7.442"/>
          <table:table-cell office:value-type="float" office:value="267.18"/>
          <table:table-cell office:value-type="float" office:value="267.1"/>
          <table:table-cell office:value-type="float" office:value="8004754.0"/>
          <table:table-cell office:value-type="float" office:value="0.0"/>
          <table:table-cell office:value-type="float" office:value="5690.0"/>
          <table:table-cell office:value-type="float" office:value="612248.0"/>
          <table:table-cell office:value-type="float" office:value="208.0"/>
          <table:table-cell office:value-type="float" office:value="5542.0"/>
          <table:table-cell office:value-type="float" office:value="15542.0"/>
          <table:table-cell office:value-type="float" office:value="1033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308044"/>
          <table:table-cell office:value-type="float" office:value="0.0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90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310405"/>
          <table:table-cell office:value-type="float" office:value="0.0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000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384078"/>
          <table:table-cell office:value-type="float" office:value="0.0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6171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3.9381"/>
          <table:table-cell office:value-type="float" office:value="13.7"/>
          <table:table-cell office:value-type="float" office:value="13.6"/>
          <table:table-cell office:value-type="float" office:value="548125.0"/>
          <table:table-cell office:value-type="float" office:value="0.0"/>
          <table:table-cell office:value-type="float" office:value="112.0"/>
          <table:table-cell office:value-type="float" office:value="7562.0"/>
          <table:table-cell office:value-type="float" office:value="60.0"/>
          <table:table-cell office:value-type="float" office:value="6251.0"/>
          <table:table-cell office:value-type="float" office:value="18327.0"/>
          <table:table-cell office:value-type="float" office:value="1037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1.716"/>
          <table:table-cell office:value-type="float" office:value="351.483"/>
          <table:table-cell office:value-type="float" office:value="351.39"/>
          <table:table-cell office:value-type="float" office:value="22140998.0"/>
          <table:table-cell office:value-type="float" office:value="0.0"/>
          <table:table-cell office:value-type="float" office:value="15355.0"/>
          <table:table-cell office:value-type="float" office:value="2107048.0"/>
          <table:table-cell office:value-type="float" office:value="60.0"/>
          <table:table-cell office:value-type="float" office:value="6251.0"/>
          <table:table-cell office:value-type="float" office:value="18327.0"/>
          <table:table-cell office:value-type="float" office:value="1064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3300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0.169"/>
          <table:table-cell office:value-type="float" office:value="9.922"/>
          <table:table-cell office:value-type="float" office:value="9.85"/>
          <table:table-cell office:value-type="float" office:value="213984.0"/>
          <table:table-cell office:value-type="float" office:value="0.0"/>
          <table:table-cell office:value-type="float" office:value="2271.0"/>
          <table:table-cell office:value-type="float" office:value="274108.0"/>
          <table:table-cell office:value-type="float" office:value="60.0"/>
          <table:table-cell office:value-type="float" office:value="6251.0"/>
          <table:table-cell office:value-type="float" office:value="18325.0"/>
          <table:table-cell office:value-type="float" office:value="1037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5.4698"/>
          <table:table-cell office:value-type="float" office:value="85.238"/>
          <table:table-cell office:value-type="float" office:value="85.13"/>
          <table:table-cell office:value-type="float" office:value="4835557.0"/>
          <table:table-cell office:value-type="float" office:value="0.0"/>
          <table:table-cell office:value-type="float" office:value="2855.0"/>
          <table:table-cell office:value-type="float" office:value="352878.0"/>
          <table:table-cell office:value-type="float" office:value="60.0"/>
          <table:table-cell office:value-type="float" office:value="6251.0"/>
          <table:table-cell office:value-type="float" office:value="18325.0"/>
          <table:table-cell office:value-type="float" office:value="1037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05.716"/>
          <table:table-cell office:value-type="float" office:value="305.422"/>
          <table:table-cell office:value-type="float" office:value="305.32"/>
          <table:table-cell office:value-type="float" office:value="6747300.0"/>
          <table:table-cell office:value-type="float" office:value="0.0"/>
          <table:table-cell office:value-type="float" office:value="13961.0"/>
          <table:table-cell office:value-type="float" office:value="1520576.0"/>
          <table:table-cell office:value-type="float" office:value="208.0"/>
          <table:table-cell office:value-type="float" office:value="5542.0"/>
          <table:table-cell office:value-type="float" office:value="15550.0"/>
          <table:table-cell office:value-type="float" office:value="1033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3.08598"/>
          <table:table-cell office:value-type="float" office:value="2.853"/>
          <table:table-cell office:value-type="float" office:value="2.77"/>
          <table:table-cell office:value-type="float" office:value="95975.0"/>
          <table:table-cell office:value-type="float" office:value="0.0"/>
          <table:table-cell office:value-type="float" office:value="68.0"/>
          <table:table-cell office:value-type="float" office:value="5001.0"/>
          <table:table-cell office:value-type="float" office:value="60.0"/>
          <table:table-cell office:value-type="float" office:value="6251.0"/>
          <table:table-cell office:value-type="float" office:value="18318.0"/>
          <table:table-cell office:value-type="float" office:value="1037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47443"/>
          <table:table-cell office:value-type="float" office:value="3.248"/>
          <table:table-cell office:value-type="float" office:value="3.14"/>
          <table:table-cell office:value-type="float" office:value="167078.0"/>
          <table:table-cell office:value-type="float" office:value="0.0"/>
          <table:table-cell office:value-type="float" office:value="170.0"/>
          <table:table-cell office:value-type="float" office:value="17651.0"/>
          <table:table-cell office:value-type="float" office:value="60.0"/>
          <table:table-cell office:value-type="float" office:value="6251.0"/>
          <table:table-cell office:value-type="float" office:value="18318.0"/>
          <table:table-cell office:value-type="float" office:value="1062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39.261"/>
          <table:table-cell office:value-type="float" office:value="638.991"/>
          <table:table-cell office:value-type="float" office:value="638.92"/>
          <table:table-cell office:value-type="float" office:value="22329990.0"/>
          <table:table-cell office:value-type="float" office:value="0.0"/>
          <table:table-cell office:value-type="float" office:value="22972.0"/>
          <table:table-cell office:value-type="float" office:value="3064323.0"/>
          <table:table-cell office:value-type="float" office:value="208.0"/>
          <table:table-cell office:value-type="float" office:value="5542.0"/>
          <table:table-cell office:value-type="float" office:value="15543.0"/>
          <table:table-cell office:value-type="float" office:value="1033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AR3:.$AR3])^2)^0.5" office:value-type="float"/>
          <table:table-cell table:number-matrix-columns-spanned="1" table:number-matrix-rows-spanned="1" table:formula="of:=SUM(([.C3:.C3]-[.$AS3:.$AS3])^2)^0.5" office:value-type="float"/>
          <table:table-cell table:number-matrix-columns-spanned="1" table:number-matrix-rows-spanned="1" table:formula="of:=SUM(([.D3:.D3]-[.$AT3:.$AT3])^2)^0.5" office:value-type="float"/>
          <table:table-cell table:number-matrix-columns-spanned="1" table:number-matrix-rows-spanned="1" table:formula="of:=SUM(([.E3:.E3]-[.$AU3:.$AU3])^2)^0.5" office:value-type="float"/>
          <table:table-cell table:number-matrix-columns-spanned="1" table:number-matrix-rows-spanned="1" table:formula="of:=SUM(([.F3:.F3]-[.$AV3:.$AV3])^2)^0.5" office:value-type="float"/>
          <table:table-cell table:number-matrix-columns-spanned="1" table:number-matrix-rows-spanned="1" table:formula="of:=SUM(([.G3:.G3]-[.$AW3:.$AW3])^2)^0.5" office:value-type="float"/>
          <table:table-cell table:number-matrix-columns-spanned="1" table:number-matrix-rows-spanned="1" table:formula="of:=SUM(([.H3:.H3]-[.$AX3:.$AX3])^2)^0.5" office:value-type="float"/>
          <table:table-cell table:number-matrix-columns-spanned="1" table:number-matrix-rows-spanned="1" table:formula="of:=SUM(([.I3:.I3]-[.$AY3:.$AY3])^2)^0.5" office:value-type="float"/>
          <table:table-cell table:number-matrix-columns-spanned="1" table:number-matrix-rows-spanned="1" table:formula="of:=SUM(([.J3:.J3]-[.$AZ3:.$AZ3])^2)^0.5" office:value-type="float"/>
          <table:table-cell table:number-matrix-columns-spanned="1" table:number-matrix-rows-spanned="1" table:formula="of:=SUM(([.K3:.K3]-[.$BA3:.$BA3])^2)^0.5" office:value-type="float"/>
          <table:table-cell table:number-matrix-columns-spanned="1" table:number-matrix-rows-spanned="1" table:formula="of:=SUM(([.L3:.L3]-[.$BB3:.$BB3])^2)^0.5" office:value-type="float"/>
          <table:table-cell table:number-matrix-columns-spanned="1" table:number-matrix-rows-spanned="1" table:formula="of:=SUM(([.M3:.M3]-[.$BC3:.$BC3])^2)^0.5" office:value-type="float"/>
          <table:table-cell table:number-matrix-columns-spanned="1" table:number-matrix-rows-spanned="1" table:formula="of:=SUM(([.N3:.N3]-[.$BD3:.$BD3])^2)^0.5" office:value-type="float"/>
          <table:table-cell table:number-matrix-columns-spanned="1" table:number-matrix-rows-spanned="1" table:formula="of:=SUM(([.O3:.O3]-[.$BE3:.$BE3])^2)^0.5" office:value-type="float"/>
          <table:table-cell table:number-matrix-columns-spanned="1" table:number-matrix-rows-spanned="1" table:formula="of:=SUM(([.P3:.P3]-[.$AR3:.$AR3])^2)^0.5" office:value-type="float"/>
          <table:table-cell table:number-matrix-columns-spanned="1" table:number-matrix-rows-spanned="1" table:formula="of:=SUM(([.Q3:.Q3]-[.$AS3:.$AS3])^2)^0.5" office:value-type="float"/>
          <table:table-cell table:number-matrix-columns-spanned="1" table:number-matrix-rows-spanned="1" table:formula="of:=SUM(([.R3:.R3]-[.$AT3:.$AT3])^2)^0.5" office:value-type="float"/>
          <table:table-cell table:number-matrix-columns-spanned="1" table:number-matrix-rows-spanned="1" table:formula="of:=SUM(([.S3:.S3]-[.$AU3:.$AU3])^2)^0.5" office:value-type="float"/>
          <table:table-cell table:number-matrix-columns-spanned="1" table:number-matrix-rows-spanned="1" table:formula="of:=SUM(([.T3:.T3]-[.$AV3:.$AV3])^2)^0.5" office:value-type="float"/>
          <table:table-cell table:number-matrix-columns-spanned="1" table:number-matrix-rows-spanned="1" table:formula="of:=SUM(([.U3:.U3]-[.$AW3:.$AW3])^2)^0.5" office:value-type="float"/>
          <table:table-cell table:number-matrix-columns-spanned="1" table:number-matrix-rows-spanned="1" table:formula="of:=SUM(([.V3:.V3]-[.$AX3:.$AX3])^2)^0.5" office:value-type="float"/>
          <table:table-cell table:number-matrix-columns-spanned="1" table:number-matrix-rows-spanned="1" table:formula="of:=SUM(([.W3:.W3]-[.$AY3:.$AY3])^2)^0.5" office:value-type="float"/>
          <table:table-cell table:number-matrix-columns-spanned="1" table:number-matrix-rows-spanned="1" table:formula="of:=SUM(([.X3:.X3]-[.$AZ3:.$AZ3])^2)^0.5" office:value-type="float"/>
          <table:table-cell table:number-matrix-columns-spanned="1" table:number-matrix-rows-spanned="1" table:formula="of:=SUM(([.Y3:.Y3]-[.$BA3:.$BA3])^2)^0.5" office:value-type="float"/>
          <table:table-cell table:number-matrix-columns-spanned="1" table:number-matrix-rows-spanned="1" table:formula="of:=SUM(([.Z3:.Z3]-[.$BB3:.$BB3])^2)^0.5" office:value-type="float"/>
          <table:table-cell table:number-matrix-columns-spanned="1" table:number-matrix-rows-spanned="1" table:formula="of:=SUM(([.AA3:.AA3]-[.$BC3:.$BC3])^2)^0.5" office:value-type="float"/>
          <table:table-cell table:number-matrix-columns-spanned="1" table:number-matrix-rows-spanned="1" table:formula="of:=SUM(([.AB3:.AB3]-[.$BD3:.$BD3])^2)^0.5" office:value-type="float"/>
          <table:table-cell table:number-matrix-columns-spanned="1" table:number-matrix-rows-spanned="1" table:formula="of:=SUM(([.AC3:.AC3]-[.$BE3:.$BE3])^2)^0.5" office:value-type="float"/>
          <table:table-cell table:number-matrix-columns-spanned="1" table:number-matrix-rows-spanned="1" table:formula="of:=SUM(([.AD3:.AD3]-[.$AR3:.$AR3])^2)^0.5" office:value-type="float"/>
          <table:table-cell table:number-matrix-columns-spanned="1" table:number-matrix-rows-spanned="1" table:formula="of:=SUM(([.AE3:.AE3]-[.$AS3:.$AS3])^2)^0.5" office:value-type="float"/>
          <table:table-cell table:number-matrix-columns-spanned="1" table:number-matrix-rows-spanned="1" table:formula="of:=SUM(([.AF3:.AF3]-[.$AT3:.$AT3])^2)^0.5" office:value-type="float"/>
          <table:table-cell table:number-matrix-columns-spanned="1" table:number-matrix-rows-spanned="1" table:formula="of:=SUM(([.AG3:.AG3]-[.$AU3:.$AU3])^2)^0.5" office:value-type="float"/>
          <table:table-cell table:number-matrix-columns-spanned="1" table:number-matrix-rows-spanned="1" table:formula="of:=SUM(([.AH3:.AH3]-[.$AV3:.$AV3])^2)^0.5" office:value-type="float"/>
          <table:table-cell table:number-matrix-columns-spanned="1" table:number-matrix-rows-spanned="1" table:formula="of:=SUM(([.AI3:.AI3]-[.$AW3:.$AW3])^2)^0.5" office:value-type="float"/>
          <table:table-cell table:number-matrix-columns-spanned="1" table:number-matrix-rows-spanned="1" table:formula="of:=SUM(([.AJ3:.AJ3]-[.$AX3:.$AX3])^2)^0.5" office:value-type="float"/>
          <table:table-cell table:number-matrix-columns-spanned="1" table:number-matrix-rows-spanned="1" table:formula="of:=SUM(([.AK3:.AK3]-[.$AY3:.$AY3])^2)^0.5" office:value-type="float"/>
          <table:table-cell table:number-matrix-columns-spanned="1" table:number-matrix-rows-spanned="1" table:formula="of:=SUM(([.AL3:.AL3]-[.$AZ3:.$AZ3])^2)^0.5" office:value-type="float"/>
          <table:table-cell table:number-matrix-columns-spanned="1" table:number-matrix-rows-spanned="1" table:formula="of:=SUM(([.AM3:.AM3]-[.$BA3:.$BA3])^2)^0.5" office:value-type="float"/>
          <table:table-cell table:number-matrix-columns-spanned="1" table:number-matrix-rows-spanned="1" table:formula="of:=SUM(([.AN3:.AN3]-[.$BB3:.$BB3])^2)^0.5" office:value-type="float"/>
          <table:table-cell table:number-matrix-columns-spanned="1" table:number-matrix-rows-spanned="1" table:formula="of:=SUM(([.AO3:.AO3]-[.$BC3:.$BC3])^2)^0.5" office:value-type="float"/>
          <table:table-cell table:number-matrix-columns-spanned="1" table:number-matrix-rows-spanned="1" table:formula="of:=SUM(([.AP3:.AP3]-[.$BD3:.$BD3])^2)^0.5" office:value-type="float"/>
          <table:table-cell table:number-matrix-columns-spanned="1" table:number-matrix-rows-spanned="1" table:formula="of:=SUM(([.AQ3:.AQ3]-[.$BE3:.$B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AR3:.$AR3])" office:value-type="float"/>
          <table:table-cell table:number-matrix-columns-spanned="1" table:number-matrix-rows-spanned="1" table:formula="of:=SUM([.C3:.C3]=[.$AS3:.$AS3])" office:value-type="float"/>
          <table:table-cell table:number-matrix-columns-spanned="1" table:number-matrix-rows-spanned="1" table:formula="of:=SUM([.D3:.D3]=[.$AT3:.$AT3])" office:value-type="float"/>
          <table:table-cell table:number-matrix-columns-spanned="1" table:number-matrix-rows-spanned="1" table:formula="of:=SUM([.E3:.E3]=[.$AU3:.$AU3])" office:value-type="float"/>
          <table:table-cell table:number-matrix-columns-spanned="1" table:number-matrix-rows-spanned="1" table:formula="of:=SUM([.F3:.F3]=[.$AV3:.$AV3])" office:value-type="float"/>
          <table:table-cell table:number-matrix-columns-spanned="1" table:number-matrix-rows-spanned="1" table:formula="of:=SUM([.G3:.G3]=[.$AW3:.$AW3])" office:value-type="float"/>
          <table:table-cell table:number-matrix-columns-spanned="1" table:number-matrix-rows-spanned="1" table:formula="of:=SUM([.H3:.H3]=[.$AX3:.$AX3])" office:value-type="float"/>
          <table:table-cell table:number-matrix-columns-spanned="1" table:number-matrix-rows-spanned="1" table:formula="of:=SUM([.I3:.I3]=[.$AY3:.$AY3])" office:value-type="float"/>
          <table:table-cell table:number-matrix-columns-spanned="1" table:number-matrix-rows-spanned="1" table:formula="of:=SUM([.J3:.J3]=[.$AZ3:.$AZ3])" office:value-type="float"/>
          <table:table-cell table:number-matrix-columns-spanned="1" table:number-matrix-rows-spanned="1" table:formula="of:=SUM([.K3:.K3]=[.$BA3:.$BA3])" office:value-type="float"/>
          <table:table-cell table:number-matrix-columns-spanned="1" table:number-matrix-rows-spanned="1" table:formula="of:=SUM([.L3:.L3]=[.$BB3:.$BB3])" office:value-type="float"/>
          <table:table-cell table:number-matrix-columns-spanned="1" table:number-matrix-rows-spanned="1" table:formula="of:=SUM([.M3:.M3]=[.$BC3:.$BC3])" office:value-type="float"/>
          <table:table-cell table:number-matrix-columns-spanned="1" table:number-matrix-rows-spanned="1" table:formula="of:=SUM([.N3:.N3]=[.$BD3:.$BD3])" office:value-type="float"/>
          <table:table-cell table:number-matrix-columns-spanned="1" table:number-matrix-rows-spanned="1" table:formula="of:=SUM([.O3:.O3]=[.$BE3:.$BE3])" office:value-type="float"/>
          <table:table-cell table:number-matrix-columns-spanned="1" table:number-matrix-rows-spanned="1" table:formula="of:=SUM([.P3:.P3]=[.$AR3:.$AR3])" office:value-type="float"/>
          <table:table-cell table:number-matrix-columns-spanned="1" table:number-matrix-rows-spanned="1" table:formula="of:=SUM([.Q3:.Q3]=[.$AS3:.$AS3])" office:value-type="float"/>
          <table:table-cell table:number-matrix-columns-spanned="1" table:number-matrix-rows-spanned="1" table:formula="of:=SUM([.R3:.R3]=[.$AT3:.$AT3])" office:value-type="float"/>
          <table:table-cell table:number-matrix-columns-spanned="1" table:number-matrix-rows-spanned="1" table:formula="of:=SUM([.S3:.S3]=[.$AU3:.$AU3])" office:value-type="float"/>
          <table:table-cell table:number-matrix-columns-spanned="1" table:number-matrix-rows-spanned="1" table:formula="of:=SUM([.T3:.T3]=[.$AV3:.$AV3])" office:value-type="float"/>
          <table:table-cell table:number-matrix-columns-spanned="1" table:number-matrix-rows-spanned="1" table:formula="of:=SUM([.U3:.U3]=[.$AW3:.$AW3])" office:value-type="float"/>
          <table:table-cell table:number-matrix-columns-spanned="1" table:number-matrix-rows-spanned="1" table:formula="of:=SUM([.V3:.V3]=[.$AX3:.$AX3])" office:value-type="float"/>
          <table:table-cell table:number-matrix-columns-spanned="1" table:number-matrix-rows-spanned="1" table:formula="of:=SUM([.W3:.W3]=[.$AY3:.$AY3])" office:value-type="float"/>
          <table:table-cell table:number-matrix-columns-spanned="1" table:number-matrix-rows-spanned="1" table:formula="of:=SUM([.X3:.X3]=[.$AZ3:.$AZ3])" office:value-type="float"/>
          <table:table-cell table:number-matrix-columns-spanned="1" table:number-matrix-rows-spanned="1" table:formula="of:=SUM([.Y3:.Y3]=[.$BA3:.$BA3])" office:value-type="float"/>
          <table:table-cell table:number-matrix-columns-spanned="1" table:number-matrix-rows-spanned="1" table:formula="of:=SUM([.Z3:.Z3]=[.$BB3:.$BB3])" office:value-type="float"/>
          <table:table-cell table:number-matrix-columns-spanned="1" table:number-matrix-rows-spanned="1" table:formula="of:=SUM([.AA3:.AA3]=[.$BC3:.$BC3])" office:value-type="float"/>
          <table:table-cell table:number-matrix-columns-spanned="1" table:number-matrix-rows-spanned="1" table:formula="of:=SUM([.AB3:.AB3]=[.$BD3:.$BD3])" office:value-type="float"/>
          <table:table-cell table:number-matrix-columns-spanned="1" table:number-matrix-rows-spanned="1" table:formula="of:=SUM([.AC3:.AC3]=[.$BE3:.$BE3])" office:value-type="float"/>
          <table:table-cell table:number-matrix-columns-spanned="1" table:number-matrix-rows-spanned="1" table:formula="of:=SUM([.AD3:.AD3]=[.$AR3:.$AR3])" office:value-type="float"/>
          <table:table-cell table:number-matrix-columns-spanned="1" table:number-matrix-rows-spanned="1" table:formula="of:=SUM([.AE3:.AE3]=[.$AS3:.$AS3])" office:value-type="float"/>
          <table:table-cell table:number-matrix-columns-spanned="1" table:number-matrix-rows-spanned="1" table:formula="of:=SUM([.AF3:.AF3]=[.$AT3:.$AT3])" office:value-type="float"/>
          <table:table-cell table:number-matrix-columns-spanned="1" table:number-matrix-rows-spanned="1" table:formula="of:=SUM([.AG3:.AG3]=[.$AU3:.$AU3])" office:value-type="float"/>
          <table:table-cell table:number-matrix-columns-spanned="1" table:number-matrix-rows-spanned="1" table:formula="of:=SUM([.AH3:.AH3]=[.$AV3:.$AV3])" office:value-type="float"/>
          <table:table-cell table:number-matrix-columns-spanned="1" table:number-matrix-rows-spanned="1" table:formula="of:=SUM([.AI3:.AI3]=[.$AW3:.$AW3])" office:value-type="float"/>
          <table:table-cell table:number-matrix-columns-spanned="1" table:number-matrix-rows-spanned="1" table:formula="of:=SUM([.AJ3:.AJ3]=[.$AX3:.$AX3])" office:value-type="float"/>
          <table:table-cell table:number-matrix-columns-spanned="1" table:number-matrix-rows-spanned="1" table:formula="of:=SUM([.AK3:.AK3]=[.$AY3:.$AY3])" office:value-type="float"/>
          <table:table-cell table:number-matrix-columns-spanned="1" table:number-matrix-rows-spanned="1" table:formula="of:=SUM([.AL3:.AL3]=[.$AZ3:.$AZ3])" office:value-type="float"/>
          <table:table-cell table:number-matrix-columns-spanned="1" table:number-matrix-rows-spanned="1" table:formula="of:=SUM([.AM3:.AM3]=[.$BA3:.$BA3])" office:value-type="float"/>
          <table:table-cell table:number-matrix-columns-spanned="1" table:number-matrix-rows-spanned="1" table:formula="of:=SUM([.AN3:.AN3]=[.$BB3:.$BB3])" office:value-type="float"/>
          <table:table-cell table:number-matrix-columns-spanned="1" table:number-matrix-rows-spanned="1" table:formula="of:=SUM([.AO3:.AO3]=[.$BC3:.$BC3])" office:value-type="float"/>
          <table:table-cell table:number-matrix-columns-spanned="1" table:number-matrix-rows-spanned="1" table:formula="of:=SUM([.AP3:.AP3]=[.$BD3:.$BD3])" office:value-type="float"/>
          <table:table-cell table:number-matrix-columns-spanned="1" table:number-matrix-rows-spanned="1" table:formula="of:=SUM([.AQ3:.AQ3]=[.$BE3:.$B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BF3:.$BF3])" office:value-type="float"/>
          <table:table-cell table:number-matrix-columns-spanned="1" table:number-matrix-rows-spanned="1" table:formula="of:=SUM([.C3:.C3]&lt;[.$BG3:.$BG3])" office:value-type="float"/>
          <table:table-cell table:number-matrix-columns-spanned="1" table:number-matrix-rows-spanned="1" table:formula="of:=SUM([.D3:.D3]&lt;[.$BH3:.$BH3])" office:value-type="float"/>
          <table:table-cell table:number-matrix-columns-spanned="1" table:number-matrix-rows-spanned="1" table:formula="of:=SUM([.E3:.E3]&lt;[.$BI3:.$BI3])" office:value-type="float"/>
          <table:table-cell table:number-matrix-columns-spanned="1" table:number-matrix-rows-spanned="1" table:formula="of:=SUM([.F3:.F3]&lt;[.$BJ3:.$BJ3])" office:value-type="float"/>
          <table:table-cell table:number-matrix-columns-spanned="1" table:number-matrix-rows-spanned="1" table:formula="of:=SUM([.G3:.G3]&lt;[.$BK3:.$BK3])" office:value-type="float"/>
          <table:table-cell table:number-matrix-columns-spanned="1" table:number-matrix-rows-spanned="1" table:formula="of:=SUM([.H3:.H3]&lt;[.$BL3:.$BL3])" office:value-type="float"/>
          <table:table-cell table:number-matrix-columns-spanned="1" table:number-matrix-rows-spanned="1" table:formula="of:=SUM([.I3:.I3]&lt;[.$BM3:.$BM3])" office:value-type="float"/>
          <table:table-cell table:number-matrix-columns-spanned="1" table:number-matrix-rows-spanned="1" table:formula="of:=SUM([.J3:.J3]&lt;[.$BN3:.$BN3])" office:value-type="float"/>
          <table:table-cell table:number-matrix-columns-spanned="1" table:number-matrix-rows-spanned="1" table:formula="of:=SUM([.K3:.K3]&lt;[.$BO3:.$BO3])" office:value-type="float"/>
          <table:table-cell table:number-matrix-columns-spanned="1" table:number-matrix-rows-spanned="1" table:formula="of:=SUM([.L3:.L3]&lt;[.$BP3:.$BP3])" office:value-type="float"/>
          <table:table-cell table:number-matrix-columns-spanned="1" table:number-matrix-rows-spanned="1" table:formula="of:=SUM([.M3:.M3]&lt;[.$BQ3:.$BQ3])" office:value-type="float"/>
          <table:table-cell table:number-matrix-columns-spanned="1" table:number-matrix-rows-spanned="1" table:formula="of:=SUM([.N3:.N3]&lt;[.$BR3:.$BR3])" office:value-type="float"/>
          <table:table-cell table:number-matrix-columns-spanned="1" table:number-matrix-rows-spanned="1" table:formula="of:=SUM([.O3:.O3]&lt;[.$BS3:.$BS3])" office:value-type="float"/>
          <table:table-cell table:number-matrix-columns-spanned="1" table:number-matrix-rows-spanned="1" table:formula="of:=SUM([.P3:.P3]&lt;[.$BF3:.$BF3])" office:value-type="float"/>
          <table:table-cell table:number-matrix-columns-spanned="1" table:number-matrix-rows-spanned="1" table:formula="of:=SUM([.Q3:.Q3]&lt;[.$BG3:.$BG3])" office:value-type="float"/>
          <table:table-cell table:number-matrix-columns-spanned="1" table:number-matrix-rows-spanned="1" table:formula="of:=SUM([.R3:.R3]&lt;[.$BH3:.$BH3])" office:value-type="float"/>
          <table:table-cell table:number-matrix-columns-spanned="1" table:number-matrix-rows-spanned="1" table:formula="of:=SUM([.S3:.S3]&lt;[.$BI3:.$BI3])" office:value-type="float"/>
          <table:table-cell table:number-matrix-columns-spanned="1" table:number-matrix-rows-spanned="1" table:formula="of:=SUM([.T3:.T3]&lt;[.$BJ3:.$BJ3])" office:value-type="float"/>
          <table:table-cell table:number-matrix-columns-spanned="1" table:number-matrix-rows-spanned="1" table:formula="of:=SUM([.U3:.U3]&lt;[.$BK3:.$BK3])" office:value-type="float"/>
          <table:table-cell table:number-matrix-columns-spanned="1" table:number-matrix-rows-spanned="1" table:formula="of:=SUM([.V3:.V3]&lt;[.$BL3:.$BL3])" office:value-type="float"/>
          <table:table-cell table:number-matrix-columns-spanned="1" table:number-matrix-rows-spanned="1" table:formula="of:=SUM([.W3:.W3]&lt;[.$BM3:.$BM3])" office:value-type="float"/>
          <table:table-cell table:number-matrix-columns-spanned="1" table:number-matrix-rows-spanned="1" table:formula="of:=SUM([.X3:.X3]&lt;[.$BN3:.$BN3])" office:value-type="float"/>
          <table:table-cell table:number-matrix-columns-spanned="1" table:number-matrix-rows-spanned="1" table:formula="of:=SUM([.Y3:.Y3]&lt;[.$BO3:.$BO3])" office:value-type="float"/>
          <table:table-cell table:number-matrix-columns-spanned="1" table:number-matrix-rows-spanned="1" table:formula="of:=SUM([.Z3:.Z3]&lt;[.$BP3:.$BP3])" office:value-type="float"/>
          <table:table-cell table:number-matrix-columns-spanned="1" table:number-matrix-rows-spanned="1" table:formula="of:=SUM([.AA3:.AA3]&lt;[.$BQ3:.$BQ3])" office:value-type="float"/>
          <table:table-cell table:number-matrix-columns-spanned="1" table:number-matrix-rows-spanned="1" table:formula="of:=SUM([.AB3:.AB3]&lt;[.$BR3:.$BR3])" office:value-type="float"/>
          <table:table-cell table:number-matrix-columns-spanned="1" table:number-matrix-rows-spanned="1" table:formula="of:=SUM([.AC3:.AC3]&lt;[.$BS3:.$BS3])" office:value-type="float"/>
          <table:table-cell table:number-matrix-columns-spanned="1" table:number-matrix-rows-spanned="1" table:formula="of:=SUM([.AD3:.AD3]&lt;[.$BF3:.$BF3])" office:value-type="float"/>
          <table:table-cell table:number-matrix-columns-spanned="1" table:number-matrix-rows-spanned="1" table:formula="of:=SUM([.AE3:.AE3]&lt;[.$BG3:.$BG3])" office:value-type="float"/>
          <table:table-cell table:number-matrix-columns-spanned="1" table:number-matrix-rows-spanned="1" table:formula="of:=SUM([.AF3:.AF3]&lt;[.$BH3:.$BH3])" office:value-type="float"/>
          <table:table-cell table:number-matrix-columns-spanned="1" table:number-matrix-rows-spanned="1" table:formula="of:=SUM([.AG3:.AG3]&lt;[.$BI3:.$BI3])" office:value-type="float"/>
          <table:table-cell table:number-matrix-columns-spanned="1" table:number-matrix-rows-spanned="1" table:formula="of:=SUM([.AH3:.AH3]&lt;[.$BJ3:.$BJ3])" office:value-type="float"/>
          <table:table-cell table:number-matrix-columns-spanned="1" table:number-matrix-rows-spanned="1" table:formula="of:=SUM([.AI3:.AI3]&lt;[.$BK3:.$BK3])" office:value-type="float"/>
          <table:table-cell table:number-matrix-columns-spanned="1" table:number-matrix-rows-spanned="1" table:formula="of:=SUM([.AJ3:.AJ3]&lt;[.$BL3:.$BL3])" office:value-type="float"/>
          <table:table-cell table:number-matrix-columns-spanned="1" table:number-matrix-rows-spanned="1" table:formula="of:=SUM([.AK3:.AK3]&lt;[.$BM3:.$BM3])" office:value-type="float"/>
          <table:table-cell table:number-matrix-columns-spanned="1" table:number-matrix-rows-spanned="1" table:formula="of:=SUM([.AL3:.AL3]&lt;[.$BN3:.$BN3])" office:value-type="float"/>
          <table:table-cell table:number-matrix-columns-spanned="1" table:number-matrix-rows-spanned="1" table:formula="of:=SUM([.AM3:.AM3]&lt;[.$BO3:.$BO3])" office:value-type="float"/>
          <table:table-cell table:number-matrix-columns-spanned="1" table:number-matrix-rows-spanned="1" table:formula="of:=SUM([.AN3:.AN3]&lt;[.$BP3:.$BP3])" office:value-type="float"/>
          <table:table-cell table:number-matrix-columns-spanned="1" table:number-matrix-rows-spanned="1" table:formula="of:=SUM([.AO3:.AO3]&lt;[.$BQ3:.$BQ3])" office:value-type="float"/>
          <table:table-cell table:number-matrix-columns-spanned="1" table:number-matrix-rows-spanned="1" table:formula="of:=SUM([.AP3:.AP3]&lt;[.$BR3:.$BR3])" office:value-type="float"/>
          <table:table-cell table:number-matrix-columns-spanned="1" table:number-matrix-rows-spanned="1" table:formula="of:=SUM([.AQ3:.AQ3]&lt;[.$BS3:.$BS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BF3:.$BF3])" office:value-type="float"/>
          <table:table-cell table:number-matrix-columns-spanned="1" table:number-matrix-rows-spanned="1" table:formula="of:=SUM([.C3:.C3]&gt;[.$BG3:.$BG3])" office:value-type="float"/>
          <table:table-cell table:number-matrix-columns-spanned="1" table:number-matrix-rows-spanned="1" table:formula="of:=SUM([.D3:.D3]&gt;[.$BH3:.$BH3])" office:value-type="float"/>
          <table:table-cell table:number-matrix-columns-spanned="1" table:number-matrix-rows-spanned="1" table:formula="of:=SUM([.E3:.E3]&gt;[.$BI3:.$BI3])" office:value-type="float"/>
          <table:table-cell table:number-matrix-columns-spanned="1" table:number-matrix-rows-spanned="1" table:formula="of:=SUM([.F3:.F3]&gt;[.$BJ3:.$BJ3])" office:value-type="float"/>
          <table:table-cell table:number-matrix-columns-spanned="1" table:number-matrix-rows-spanned="1" table:formula="of:=SUM([.G3:.G3]&gt;[.$BK3:.$BK3])" office:value-type="float"/>
          <table:table-cell table:number-matrix-columns-spanned="1" table:number-matrix-rows-spanned="1" table:formula="of:=SUM([.H3:.H3]&gt;[.$BL3:.$BL3])" office:value-type="float"/>
          <table:table-cell table:number-matrix-columns-spanned="1" table:number-matrix-rows-spanned="1" table:formula="of:=SUM([.I3:.I3]&gt;[.$BM3:.$BM3])" office:value-type="float"/>
          <table:table-cell table:number-matrix-columns-spanned="1" table:number-matrix-rows-spanned="1" table:formula="of:=SUM([.J3:.J3]&gt;[.$BN3:.$BN3])" office:value-type="float"/>
          <table:table-cell table:number-matrix-columns-spanned="1" table:number-matrix-rows-spanned="1" table:formula="of:=SUM([.K3:.K3]&gt;[.$BO3:.$BO3])" office:value-type="float"/>
          <table:table-cell table:number-matrix-columns-spanned="1" table:number-matrix-rows-spanned="1" table:formula="of:=SUM([.L3:.L3]&gt;[.$BP3:.$BP3])" office:value-type="float"/>
          <table:table-cell table:number-matrix-columns-spanned="1" table:number-matrix-rows-spanned="1" table:formula="of:=SUM([.M3:.M3]&gt;[.$BQ3:.$BQ3])" office:value-type="float"/>
          <table:table-cell table:number-matrix-columns-spanned="1" table:number-matrix-rows-spanned="1" table:formula="of:=SUM([.N3:.N3]&gt;[.$BR3:.$BR3])" office:value-type="float"/>
          <table:table-cell table:number-matrix-columns-spanned="1" table:number-matrix-rows-spanned="1" table:formula="of:=SUM([.O3:.O3]&gt;[.$BS3:.$BS3])" office:value-type="float"/>
          <table:table-cell table:number-matrix-columns-spanned="1" table:number-matrix-rows-spanned="1" table:formula="of:=SUM([.P3:.P3]&gt;[.$BF3:.$BF3])" office:value-type="float"/>
          <table:table-cell table:number-matrix-columns-spanned="1" table:number-matrix-rows-spanned="1" table:formula="of:=SUM([.Q3:.Q3]&gt;[.$BG3:.$BG3])" office:value-type="float"/>
          <table:table-cell table:number-matrix-columns-spanned="1" table:number-matrix-rows-spanned="1" table:formula="of:=SUM([.R3:.R3]&gt;[.$BH3:.$BH3])" office:value-type="float"/>
          <table:table-cell table:number-matrix-columns-spanned="1" table:number-matrix-rows-spanned="1" table:formula="of:=SUM([.S3:.S3]&gt;[.$BI3:.$BI3])" office:value-type="float"/>
          <table:table-cell table:number-matrix-columns-spanned="1" table:number-matrix-rows-spanned="1" table:formula="of:=SUM([.T3:.T3]&gt;[.$BJ3:.$BJ3])" office:value-type="float"/>
          <table:table-cell table:number-matrix-columns-spanned="1" table:number-matrix-rows-spanned="1" table:formula="of:=SUM([.U3:.U3]&gt;[.$BK3:.$BK3])" office:value-type="float"/>
          <table:table-cell table:number-matrix-columns-spanned="1" table:number-matrix-rows-spanned="1" table:formula="of:=SUM([.V3:.V3]&gt;[.$BL3:.$BL3])" office:value-type="float"/>
          <table:table-cell table:number-matrix-columns-spanned="1" table:number-matrix-rows-spanned="1" table:formula="of:=SUM([.W3:.W3]&gt;[.$BM3:.$BM3])" office:value-type="float"/>
          <table:table-cell table:number-matrix-columns-spanned="1" table:number-matrix-rows-spanned="1" table:formula="of:=SUM([.X3:.X3]&gt;[.$BN3:.$BN3])" office:value-type="float"/>
          <table:table-cell table:number-matrix-columns-spanned="1" table:number-matrix-rows-spanned="1" table:formula="of:=SUM([.Y3:.Y3]&gt;[.$BO3:.$BO3])" office:value-type="float"/>
          <table:table-cell table:number-matrix-columns-spanned="1" table:number-matrix-rows-spanned="1" table:formula="of:=SUM([.Z3:.Z3]&gt;[.$BP3:.$BP3])" office:value-type="float"/>
          <table:table-cell table:number-matrix-columns-spanned="1" table:number-matrix-rows-spanned="1" table:formula="of:=SUM([.AA3:.AA3]&gt;[.$BQ3:.$BQ3])" office:value-type="float"/>
          <table:table-cell table:number-matrix-columns-spanned="1" table:number-matrix-rows-spanned="1" table:formula="of:=SUM([.AB3:.AB3]&gt;[.$BR3:.$BR3])" office:value-type="float"/>
          <table:table-cell table:number-matrix-columns-spanned="1" table:number-matrix-rows-spanned="1" table:formula="of:=SUM([.AC3:.AC3]&gt;[.$BS3:.$BS3])" office:value-type="float"/>
          <table:table-cell table:number-matrix-columns-spanned="1" table:number-matrix-rows-spanned="1" table:formula="of:=SUM([.AD3:.AD3]&gt;[.$BF3:.$BF3])" office:value-type="float"/>
          <table:table-cell table:number-matrix-columns-spanned="1" table:number-matrix-rows-spanned="1" table:formula="of:=SUM([.AE3:.AE3]&gt;[.$BG3:.$BG3])" office:value-type="float"/>
          <table:table-cell table:number-matrix-columns-spanned="1" table:number-matrix-rows-spanned="1" table:formula="of:=SUM([.AF3:.AF3]&gt;[.$BH3:.$BH3])" office:value-type="float"/>
          <table:table-cell table:number-matrix-columns-spanned="1" table:number-matrix-rows-spanned="1" table:formula="of:=SUM([.AG3:.AG3]&gt;[.$BI3:.$BI3])" office:value-type="float"/>
          <table:table-cell table:number-matrix-columns-spanned="1" table:number-matrix-rows-spanned="1" table:formula="of:=SUM([.AH3:.AH3]&gt;[.$BJ3:.$BJ3])" office:value-type="float"/>
          <table:table-cell table:number-matrix-columns-spanned="1" table:number-matrix-rows-spanned="1" table:formula="of:=SUM([.AI3:.AI3]&gt;[.$BK3:.$BK3])" office:value-type="float"/>
          <table:table-cell table:number-matrix-columns-spanned="1" table:number-matrix-rows-spanned="1" table:formula="of:=SUM([.AJ3:.AJ3]&gt;[.$BL3:.$BL3])" office:value-type="float"/>
          <table:table-cell table:number-matrix-columns-spanned="1" table:number-matrix-rows-spanned="1" table:formula="of:=SUM([.AK3:.AK3]&gt;[.$BM3:.$BM3])" office:value-type="float"/>
          <table:table-cell table:number-matrix-columns-spanned="1" table:number-matrix-rows-spanned="1" table:formula="of:=SUM([.AL3:.AL3]&gt;[.$BN3:.$BN3])" office:value-type="float"/>
          <table:table-cell table:number-matrix-columns-spanned="1" table:number-matrix-rows-spanned="1" table:formula="of:=SUM([.AM3:.AM3]&gt;[.$BO3:.$BO3])" office:value-type="float"/>
          <table:table-cell table:number-matrix-columns-spanned="1" table:number-matrix-rows-spanned="1" table:formula="of:=SUM([.AN3:.AN3]&gt;[.$BP3:.$BP3])" office:value-type="float"/>
          <table:table-cell table:number-matrix-columns-spanned="1" table:number-matrix-rows-spanned="1" table:formula="of:=SUM([.AO3:.AO3]&gt;[.$BQ3:.$BQ3])" office:value-type="float"/>
          <table:table-cell table:number-matrix-columns-spanned="1" table:number-matrix-rows-spanned="1" table:formula="of:=SUM([.AP3:.AP3]&gt;[.$BR3:.$BR3])" office:value-type="float"/>
          <table:table-cell table:number-matrix-columns-spanned="1" table:number-matrix-rows-spanned="1" table:formula="of:=SUM([.AQ3:.AQ3]&gt;[.$BS3:.$BS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T3:.$BT3])" office:value-type="float"/>
          <table:table-cell table:number-matrix-columns-spanned="1" table:number-matrix-rows-spanned="1" table:formula="of:=SUM([.C3:.C3]=[.$BU3:.$BU3])" office:value-type="float"/>
          <table:table-cell table:number-matrix-columns-spanned="1" table:number-matrix-rows-spanned="1" table:formula="of:=SUM([.D3:.D3]=[.$BV3:.$BV3])" office:value-type="float"/>
          <table:table-cell table:number-matrix-columns-spanned="1" table:number-matrix-rows-spanned="1" table:formula="of:=SUM([.E3:.E3]=[.$BW3:.$BW3])" office:value-type="float"/>
          <table:table-cell table:number-matrix-columns-spanned="1" table:number-matrix-rows-spanned="1" table:formula="of:=SUM([.F3:.F3]=[.$BX3:.$BX3])" office:value-type="float"/>
          <table:table-cell table:number-matrix-columns-spanned="1" table:number-matrix-rows-spanned="1" table:formula="of:=SUM([.G3:.G3]=[.$BY3:.$BY3])" office:value-type="float"/>
          <table:table-cell table:number-matrix-columns-spanned="1" table:number-matrix-rows-spanned="1" table:formula="of:=SUM([.H3:.H3]=[.$BZ3:.$BZ3])" office:value-type="float"/>
          <table:table-cell table:number-matrix-columns-spanned="1" table:number-matrix-rows-spanned="1" table:formula="of:=SUM([.I3:.I3]=[.$CA3:.$CA3])" office:value-type="float"/>
          <table:table-cell table:number-matrix-columns-spanned="1" table:number-matrix-rows-spanned="1" table:formula="of:=SUM([.J3:.J3]=[.$CB3:.$CB3])" office:value-type="float"/>
          <table:table-cell table:number-matrix-columns-spanned="1" table:number-matrix-rows-spanned="1" table:formula="of:=SUM([.K3:.K3]=[.$CC3:.$CC3])" office:value-type="float"/>
          <table:table-cell table:number-matrix-columns-spanned="1" table:number-matrix-rows-spanned="1" table:formula="of:=SUM([.L3:.L3]=[.$CD3:.$CD3])" office:value-type="float"/>
          <table:table-cell table:number-matrix-columns-spanned="1" table:number-matrix-rows-spanned="1" table:formula="of:=SUM([.M3:.M3]=[.$CE3:.$CE3])" office:value-type="float"/>
          <table:table-cell table:number-matrix-columns-spanned="1" table:number-matrix-rows-spanned="1" table:formula="of:=SUM([.N3:.N3]=[.$CF3:.$CF3])" office:value-type="float"/>
          <table:table-cell table:number-matrix-columns-spanned="1" table:number-matrix-rows-spanned="1" table:formula="of:=SUM([.O3:.O3]=[.$CG3:.$CG3])" office:value-type="float"/>
          <table:table-cell table:number-matrix-columns-spanned="1" table:number-matrix-rows-spanned="1" table:formula="of:=SUM([.P3:.P3]=[.$BT3:.$BT3])" office:value-type="float"/>
          <table:table-cell table:number-matrix-columns-spanned="1" table:number-matrix-rows-spanned="1" table:formula="of:=SUM([.Q3:.Q3]=[.$BU3:.$BU3])" office:value-type="float"/>
          <table:table-cell table:number-matrix-columns-spanned="1" table:number-matrix-rows-spanned="1" table:formula="of:=SUM([.R3:.R3]=[.$BV3:.$BV3])" office:value-type="float"/>
          <table:table-cell table:number-matrix-columns-spanned="1" table:number-matrix-rows-spanned="1" table:formula="of:=SUM([.S3:.S3]=[.$BW3:.$BW3])" office:value-type="float"/>
          <table:table-cell table:number-matrix-columns-spanned="1" table:number-matrix-rows-spanned="1" table:formula="of:=SUM([.T3:.T3]=[.$BX3:.$BX3])" office:value-type="float"/>
          <table:table-cell table:number-matrix-columns-spanned="1" table:number-matrix-rows-spanned="1" table:formula="of:=SUM([.U3:.U3]=[.$BY3:.$BY3])" office:value-type="float"/>
          <table:table-cell table:number-matrix-columns-spanned="1" table:number-matrix-rows-spanned="1" table:formula="of:=SUM([.V3:.V3]=[.$BZ3:.$BZ3])" office:value-type="float"/>
          <table:table-cell table:number-matrix-columns-spanned="1" table:number-matrix-rows-spanned="1" table:formula="of:=SUM([.W3:.W3]=[.$CA3:.$CA3])" office:value-type="float"/>
          <table:table-cell table:number-matrix-columns-spanned="1" table:number-matrix-rows-spanned="1" table:formula="of:=SUM([.X3:.X3]=[.$CB3:.$CB3])" office:value-type="float"/>
          <table:table-cell table:number-matrix-columns-spanned="1" table:number-matrix-rows-spanned="1" table:formula="of:=SUM([.Y3:.Y3]=[.$CC3:.$CC3])" office:value-type="float"/>
          <table:table-cell table:number-matrix-columns-spanned="1" table:number-matrix-rows-spanned="1" table:formula="of:=SUM([.Z3:.Z3]=[.$CD3:.$CD3])" office:value-type="float"/>
          <table:table-cell table:number-matrix-columns-spanned="1" table:number-matrix-rows-spanned="1" table:formula="of:=SUM([.AA3:.AA3]=[.$CE3:.$CE3])" office:value-type="float"/>
          <table:table-cell table:number-matrix-columns-spanned="1" table:number-matrix-rows-spanned="1" table:formula="of:=SUM([.AB3:.AB3]=[.$CF3:.$CF3])" office:value-type="float"/>
          <table:table-cell table:number-matrix-columns-spanned="1" table:number-matrix-rows-spanned="1" table:formula="of:=SUM([.AC3:.AC3]=[.$CG3:.$CG3])" office:value-type="float"/>
          <table:table-cell table:number-matrix-columns-spanned="1" table:number-matrix-rows-spanned="1" table:formula="of:=SUM([.AD3:.AD3]=[.$BT3:.$BT3])" office:value-type="float"/>
          <table:table-cell table:number-matrix-columns-spanned="1" table:number-matrix-rows-spanned="1" table:formula="of:=SUM([.AE3:.AE3]=[.$BU3:.$BU3])" office:value-type="float"/>
          <table:table-cell table:number-matrix-columns-spanned="1" table:number-matrix-rows-spanned="1" table:formula="of:=SUM([.AF3:.AF3]=[.$BV3:.$BV3])" office:value-type="float"/>
          <table:table-cell table:number-matrix-columns-spanned="1" table:number-matrix-rows-spanned="1" table:formula="of:=SUM([.AG3:.AG3]=[.$BW3:.$BW3])" office:value-type="float"/>
          <table:table-cell table:number-matrix-columns-spanned="1" table:number-matrix-rows-spanned="1" table:formula="of:=SUM([.AH3:.AH3]=[.$BX3:.$BX3])" office:value-type="float"/>
          <table:table-cell table:number-matrix-columns-spanned="1" table:number-matrix-rows-spanned="1" table:formula="of:=SUM([.AI3:.AI3]=[.$BY3:.$BY3])" office:value-type="float"/>
          <table:table-cell table:number-matrix-columns-spanned="1" table:number-matrix-rows-spanned="1" table:formula="of:=SUM([.AJ3:.AJ3]=[.$BZ3:.$BZ3])" office:value-type="float"/>
          <table:table-cell table:number-matrix-columns-spanned="1" table:number-matrix-rows-spanned="1" table:formula="of:=SUM([.AK3:.AK3]=[.$CA3:.$CA3])" office:value-type="float"/>
          <table:table-cell table:number-matrix-columns-spanned="1" table:number-matrix-rows-spanned="1" table:formula="of:=SUM([.AL3:.AL3]=[.$CB3:.$CB3])" office:value-type="float"/>
          <table:table-cell table:number-matrix-columns-spanned="1" table:number-matrix-rows-spanned="1" table:formula="of:=SUM([.AM3:.AM3]=[.$CC3:.$CC3])" office:value-type="float"/>
          <table:table-cell table:number-matrix-columns-spanned="1" table:number-matrix-rows-spanned="1" table:formula="of:=SUM([.AN3:.AN3]=[.$CD3:.$CD3])" office:value-type="float"/>
          <table:table-cell table:number-matrix-columns-spanned="1" table:number-matrix-rows-spanned="1" table:formula="of:=SUM([.AO3:.AO3]=[.$CE3:.$CE3])" office:value-type="float"/>
          <table:table-cell table:number-matrix-columns-spanned="1" table:number-matrix-rows-spanned="1" table:formula="of:=SUM([.AP3:.AP3]=[.$CF3:.$CF3])" office:value-type="float"/>
          <table:table-cell table:number-matrix-columns-spanned="1" table:number-matrix-rows-spanned="1" table:formula="of:=SUM([.AQ3:.AQ3]=[.$CG3:.$CG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